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108.31pt"/>
    </style:style>
    <style:style style:name="co3" style:family="table-column">
      <style:table-column-properties fo:break-before="auto" style:column-width="154.6pt"/>
    </style:style>
    <style:style style:name="co4" style:family="table-column">
      <style:table-column-properties fo:break-before="auto" style:column-width="224.84pt"/>
    </style:style>
    <style:style style:name="co5" style:family="table-column">
      <style:table-column-properties fo:break-before="auto" style:column-width="618.55pt"/>
    </style:style>
    <style:style style:name="co6" style:family="table-column">
      <style:table-column-properties fo:break-before="auto" style:column-width="260.3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05.26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59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69pt" fo:break-before="auto" style:use-optimal-row-height="true"/>
    </style:style>
    <style:style style:name="ro8" style:family="table-row">
      <style:table-row-properties style:row-height="114.01pt" fo:break-before="auto" style:use-optimal-row-height="true"/>
    </style:style>
    <style:style style:name="ro9" style:family="table-row">
      <style:table-row-properties style:row-height="91.5pt" fo:break-before="auto" style:use-optimal-row-height="true"/>
    </style:style>
    <style:style style:name="ro10" style:family="table-row">
      <style:table-row-properties style:row-height="57.74pt" fo:break-before="auto" style:use-optimal-row-height="true"/>
    </style:style>
    <style:style style:name="ro11" style:family="table-row">
      <style:table-row-properties style:row-height="136.49pt" fo:break-before="auto" style:use-optimal-row-height="true"/>
    </style:style>
    <style:style style:name="ro12" style:family="table-row">
      <style:table-row-properties style:row-height="12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aa61a" fo:border-left="0.06pt solid #000000" fo:border-right="0.99pt solid #000000" fo:border-top="0.06pt solid #000000"/>
      <style:text-properties fo:color="#000000"/>
    </style:style>
    <style:style style:name="ce2" style:family="table-cell" style:parent-style-name="Default">
      <style:table-cell-properties fo:border-bottom="0.06pt solid #000000" fo:background-color="#f58220" fo:border-left="0.06pt solid #000000" fo:border-right="none" fo:border-top="0.06pt solid #000000"/>
    </style:style>
    <style:style style:name="ce3" style:family="table-cell" style:parent-style-name="Default">
      <style:table-cell-properties fo:background-color="#ed1c24"/>
    </style:style>
    <style:style style:name="ce4" style:family="table-cell" style:parent-style-name="Default">
      <style:table-cell-properties fo:border-bottom="0.06pt solid #000000" fo:background-color="#fff2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fff200" fo:border-left="none" fo:border-right="none" fo:border-top="0.06pt solid #000000"/>
      <style:text-properties fo:color="#fff2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72bf44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87d1d1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c7a0cb" fo:border-left="none" fo:border-right="0.06pt solid #000000" fo:border-top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Oasis Clients</text:p>
          </table:table-cell>
          <table:table-cell table:style-name="ce4" office:value-type="string" calcext:value-type="string">
            <text:p>Function Name</text:p>
          </table:table-cell>
          <table:table-cell table:style-name="ce4" office:value-type="string" calcext:value-type="string">
            <text:p>Function Inputs</text:p>
          </table:table-cell>
          <table:table-cell table:style-name="ce4" office:value-type="string" calcext:value-type="string">
            <text:p>Function Outputs</text:p>
          </table:table-cell>
          <table:table-cell table:style-name="ce7" office:value-type="string" calcext:value-type="string">
            <text:p>Output Description</text:p>
          </table:table-cell>
          <table:table-cell table:style-name="ce8" office:value-type="string" calcext:value-type="string">
            <text:p>Done</text:p>
          </table:table-cell>
          <table:table-cell table:style-name="ce9" office:value-type="string" calcext:value-type="string">
            <text:p>Unit Test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sensus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GetEpoch</text:p>
          </table:table-cell>
          <table:table-cell office:value-type="string" calcext:value-type="string">
            <text:p>ctx context.Context,</text:p>
            <text:p>Height int64</text:p>
          </table:table-cell>
          <table:table-cell office:value-type="string" calcext:value-type="string">
            <text:p>EpochTime uint64</text:p>
          </table:table-cell>
          <table:table-cell office:value-type="string" calcext:value-type="string">
            <text:p>EpochTime type Uint64,</text:p>
          </table:table-cell>
          <table:table-cell office:value-type="string" calcext:value-type="string">
            <text:p>Yes</text:p>
            <text:p>consensus_getepoch.json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calcext:value-type="string">
            <text:p>GetBlock</text:p>
          </table:table-cell>
          <table:table-cell office:value-type="string" calcext:value-type="string">
            <text:p>ctx context.Context,</text:p>
            <text:p>Height int64</text:p>
          </table:table-cell>
          <table:table-cell office:value-type="string" calcext:value-type="string">
            <text:p>Type Block</text:p>
          </table:table-cell>
          <table:table-cell office:value-type="string" calcext:value-type="string">
            <text:p>Block has Height and Meta</text:p>
            <text:p>Data. This Meta Data can be</text:p>
            <text:p>UNMarshalled using CBOR into BlockMeta( github.com/oasislabs/oasis-core/go/consensus/tendermint/api)</text:p>
            <text:p>Where once can retrieve the Header and Last Commit data.</text:p>
            <text:p>Header Data : </text:p>
            <text:p>      Version : Consensus Block Protocol and App Protocol Data</text:p>
            <text:p>      ChainID : ID of chain in String Format</text:p>
            <text:p>      Height : int64</text:p>
            <text:p>      Time : an instant in time with nanosecond precision.</text:p>
            <text:p>      LastBlockID : BlockID → Contains Hash(HexBytes) and ParSetHeader(Total int, Hash HexBytes). (To check what PartsetHeader is)</text:p>
            <text:p>      LastCommitHash : HexBytes → Last commit Hash from validators</text:p>
            <text:p>      DataHash : HexBytes → Transactions</text:p>
            <text:p>      ValidatorsHash : HexBytes → validators for the current block</text:p>
            <text:p>      NextValidatorsHash : HexBytes → validators for the next block</text:p>
            <text:p>     ConsensusHash : HexBytes → consensus_hash -&gt;consensus params for current block</text:p>
            <text:p>     AppHash : HexBytes → state after txs from the previous block</text:p>
            <text:p>     LastResultsHash : HexBytes → last_results_hash →  hash of all results from the txs from the previous block</text:p>
            <text:p>     EvidenceHash : HexBytes → evidence included in the block</text:p>
            <text:p>    ProposerAddress : Address →  original proposer of the block</text:p>
            <text:p/>
            <text:p>func(*Header) Hash() → Returns the hash of the header. In HexBytes</text:p>
            <text:p/>
            <text:p>Commit Data:</text:p>
            <text:p>    Height : int64</text:p>
            <text:p>    Round : int</text:p>
            <text:p>    BlockID : BlockID → Hash</text:p>
            <text:p>   Signatures : []CommitSig → BlockIDFlag, ValidatorAddress, Timestamp, Signature</text:p>
          </table:table-cell>
          <table:table-cell office:value-type="string" calcext:value-type="string">
            <text:p>Done into 3 functions,</text:p>
            <text:p>Return entire Block,</text:p>
            <text:p>Return Header of Block,</text:p>
            <text:p>Return LastCommit of Block</text:p>
            <text:p/>
            <text:p>All the responses can be seen in</text:p>
            <text:p>consensus_getblock.json</text:p>
            <text:p>consensus_getblockheader.json</text:p>
            <text:p>consensus_getblocklastcommit.json</text:p>
            <text:p/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string" calcext:value-type="string">
            <text:p>GetTransactions</text:p>
          </table:table-cell>
          <table:table-cell office:value-type="string" calcext:value-type="string">
            <text:p>ctx context.Context,</text:p>
            <text:p>Height int64</text:p>
          </table:table-cell>
          <table:table-cell office:value-type="string" calcext:value-type="string">
            <text:p>[][]Byte</text:p>
          </table:table-cell>
          <table:table-cell office:value-type="string" calcext:value-type="string">
            <text:p>Returns a list of all transactions contained within a consensus block at a specific height. No Use full Information.</text:p>
          </table:table-cell>
          <table:table-cell office:value-type="string" calcext:value-type="string">
            <text:p>Yes</text:p>
            <text:p>Response can be seen in</text:p>
            <text:p>consensus_gettransactions.json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tateToGenesis</text:p>
          </table:table-cell>
          <table:table-cell office:value-type="string" calcext:value-type="string">
            <text:p>ctx context.Context,</text:p>
            <text:p>Height int64</text:p>
          </table:table-cell>
          <table:table-cell office:value-type="string" calcext:value-type="string">
            <text:p>Genesis Document</text:p>
          </table:table-cell>
          <table:table-cell office:value-type="string" calcext:value-type="string">
            <text:p>Returns the genesis state at the specified block height in type Document{} which contains:</text:p>
            <text:p>Height : block height at which the document was generated.</text:p>
            <text:p>Time : is the time the genesis block was constructed.</text:p>
            <text:p>ChainID : is the ID of the chain.</text:p>
            <text:p>EpochTime : is the timekeeping genesis state. </text:p>
            <text:p>Registry : is the registry genesis state. (Contains entities, nodes, node_statuses)</text:p>
            <text:p>RootHash : is the roothash genesis state.</text:p>
            <text:p>Staking : is the staking genesis state. (Contains staking info, slash, accounts and balances)</text:p>
            <text:p>KeyManager : is the key manager genesis state.</text:p>
            <text:p>Scheduler :  is the scheduler genesis state.</text:p>
            <text:p>Beacon : is the beacon genesis state.</text:p>
            <text:p>Consensus : is the consensus genesis state.</text:p>
            <text:p>HalthEpoch : is the epoch height at which the network will stop processing any transactions and will halt.</text:p>
            <text:p>ExtraData :  Extra data is arbitrary extra data that is part of the genesis block but is otherwise ignored by the protocol.</text:p>
          </table:table-cell>
          <table:table-cell office:value-type="string" calcext:value-type="string">
            <text:p>All information is displayed in</text:p>
            <text:p>consensus_staking.json</text:p>
            <text:p>Ye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EstimateGas</text:p>
          </table:table-cell>
          <table:table-cell office:value-type="string" calcext:value-type="string">
            <text:p>ctx context.Context,</text:p>
            <text:p>req *EstimateGasRequest </text:p>
          </table:table-cell>
          <table:table-cell office:value-type="string" calcext:value-type="string">
            <text:p>Gas uint64</text:p>
          </table:table-cell>
          <table:table-cell office:value-type="string" calcext:value-type="string">
            <text:p>Returns the gas calculation required to execute the given transaction given certain parameters.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heck if needed</text:p>
          </table:table-cell>
          <table:table-cell table:number-columns-repeated="1016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2" office:value-type="string" calcext:value-type="string">
            <text:p>Registry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7">
          <table:table-cell/>
          <table:table-cell office:value-type="string" calcext:value-type="string">
            <text:p>GetEntity</text:p>
          </table:table-cell>
          <table:table-cell office:value-type="string" calcext:value-type="string">
            <text:p>ctx context.Context,</text:p>
            <text:p>IDQuery{</text:p>
            <text:p>   Height int64,</text:p>
            <text:p>   ID PublicKey</text:p>
            <text:p>}</text:p>
          </table:table-cell>
          <table:table-cell office:value-type="string" calcext:value-type="string">
            <text:p>Entity {</text:p>
            <text:p>  ID PublicKey,</text:p>
            <text:p>  Nodes []PublicKeys</text:p>
            <text:p>  AllowEntitySignedNodes</text:p>
            <text:p>}</text:p>
          </table:table-cell>
          <table:table-cell office:value-type="string" calcext:value-type="string">
            <text:p>Gets an entity gets an entity by the entities public key. The entity will have the following information:</text:p>
            <text:p>ID : Entities public Key</text:p>
            <text:p>Nodes : The public keys of the NODES that are connected to the entity</text:p>
            <text:p>AllowEntitySignednodes : Bool → AllowEntitySignedNodes is true iff nodes belonging to this entity may</text:p>
            <text:p>be signed with the entity signing key.</text:p>
            <text:p/>
          </table:table-cell>
          <table:table-cell office:value-type="string" calcext:value-type="string">
            <text:p>Yes : Response at GetEntity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ctx context.Context,</text:p>
            <text:p>Height int64</text:p>
          </table:table-cell>
          <table:table-cell office:value-type="string" calcext:value-type="string">
            <text:p>[]Entity</text:p>
          </table:table-cell>
          <table:table-cell office:value-type="string" calcext:value-type="string">
            <text:p>GetEntities gets a list of all registered entities under a block height and all their information mentioned in the GetEntity Row.</text:p>
          </table:table-cell>
          <table:table-cell office:value-type="string" calcext:value-type="string">
            <text:p>Yes : Response at GetEntities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GetNode</text:p>
          </table:table-cell>
          <table:table-cell office:value-type="string" calcext:value-type="string">
            <text:p>ctx context.Context,</text:p>
            <text:p>IDQuery{</text:p>
            <text:p>   Height int64,</text:p>
            <text:p>   ID PublicKey</text:p>
            <text:p>}</text:p>
          </table:table-cell>
          <table:table-cell office:value-type="string" calcext:value-type="string">
            <text:p>Node{</text:p>
            <text:p>   ID PublicKey,</text:p>
            <text:p>   EntityID PublicKey,</text:p>
            <text:p>   Expiration uint64,</text:p>
            <text:p>  Committee CommiteeInfo,</text:p>
            <text:p>  P2P info,</text:p>
            <text:p>  Consensus ConsensusInfo,</text:p>
            <text:p>  Runtimes []*Runtime,</text:p>
            <text:p>  Roles RolesMask</text:p>
            <text:p>}</text:p>
          </table:table-cell>
          <table:table-cell office:value-type="string" calcext:value-type="string">
            <text:p>Returns a node using it’s PublicKey ID,</text:p>
            <text:p>ID : PublicKey of the Node,</text:p>
            <text:p>EntityID : PublicKey of the Entity in charge of the node.</text:p>
            <text:p>Expiration : uint64 is the epoch in which this node's commitment expires.</text:p>
            <text:p>Committee : contains information for connecting to this node as a committee member.</text:p>
            <text:p>P2P : contains the PublicKey ID unique Identifier of the node on the P2P transport and returns the list of addresses</text:p>
            <text:p>At which the node can be reached.</text:p>
            <text:p>Consensus : Consensus contains information for connecting to this node as a consensus member.</text:p>
            <text:p>Runtimes : Runtimes are the node’s runtimes</text:p>
            <text:p>Roles : Roles is a bitmask representing the node roles.</text:p>
          </table:table-cell>
          <table:table-cell office:value-type="string" calcext:value-type="string">
            <text:p>Yes : Response at GetNode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etNodes</text:p>
          </table:table-cell>
          <table:table-cell office:value-type="string" calcext:value-type="string">
            <text:p>ctx context.Context,</text:p>
            <text:p>Height int64</text:p>
          </table:table-cell>
          <table:table-cell office:value-type="string" calcext:value-type="string">
            <text:p>[]Node{}</text:p>
          </table:table-cell>
          <table:table-cell office:value-type="string" calcext:value-type="string">
            <text:p>Returns a list of nodes at the specific block height, All nodes have the same information as the GetNode function in the row above.</text:p>
          </table:table-cell>
          <table:table-cell office:value-type="string" calcext:value-type="string">
            <text:p>Yes : Response at GetNodesList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etRuntime</text:p>
          </table:table-cell>
          <table:table-cell office:value-type="string" calcext:value-type="string">
            <text:p>context.Context,</text:p>
            <text:p> *NamespaceQuery</text:p>
          </table:table-cell>
          <table:table-cell office:value-type="string" calcext:value-type="string">
            <text:p>Runtime{}</text:p>
          </table:table-cell>
          <table:table-cell office:value-type="string" calcext:value-type="string">
            <text:p>GetRuntimes returns the registered Runtimes at the specified block height.</text:p>
          </table:table-cell>
          <table:table-cell office:value-type="string" calcext:value-type="string">
            <text:p>Yes : Response at GetRuntimes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etNodeList</text:p>
          </table:table-cell>
          <table:table-cell office:value-type="string" calcext:value-type="string">
            <text:p>ctx context.Context,</text:p>
            <text:p>Height int64</text:p>
          </table:table-cell>
          <table:table-cell office:value-type="string" calcext:value-type="string">
            <text:p>*NodesList</text:p>
          </table:table-cell>
          <table:table-cell office:value-type="string" calcext:value-type="string">
            <text:p>GetNodeList returns the NodeList at the specified block height. Returns the same information as GetNodes.</text:p>
          </table:table-cell>
          <table:table-cell office:value-type="string" calcext:value-type="string">
            <text:p>Yes : Response at GetNodesList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StateToGenesis</text:p>
          </table:table-cell>
          <table:table-cell office:value-type="string" calcext:value-type="string">
            <text:p>ctx context.Context,</text:p>
            <text:p>Height int64</text:p>
          </table:table-cell>
          <table:table-cell office:value-type="string" calcext:value-type="string">
            <text:p>Gensis</text:p>
          </table:table-cell>
          <table:table-cell office:value-type="string" calcext:value-type="string">
            <text:p>StateToGenesis returns the genesis state at specified block height. </text:p>
            <text:p>Genesis file Data :</text:p>
            <text:p>Parameters : ConsensusParameters → registry consensus parameters.</text:p>
            <text:p>Entities : []*SignedEntity → initial list of entities.</text:p>
            <text:p>Runtimes : []*SignedRuntime → initial list of runtimes.</text:p>
            <text:p>SuspendedRuntimes : []*SignedRuntime → the list of suspended runtimes.</text:p>
            <text:p>Nodes *node.MultiSignedNode → initial list of nodes</text:p>
            <text:p>NodeStatuses map[signature.PublicKey]*NodeStatus → is a set of node statuses.</text:p>
          </table:table-cell>
          <table:table-cell office:value-type="string" calcext:value-type="string">
            <text:p><text:span text:style-name="T1">Yes :  Response at </text:span>GetRegistryStateToGenesis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10">
          <table:table-cell/>
          <table:table-cell office:value-type="string" calcext:value-type="string">
            <text:p>GetNodeStatus</text:p>
          </table:table-cell>
          <table:table-cell office:value-type="string" calcext:value-type="string">
            <text:p>ctx context.Context,</text:p>
            <text:p>IDQuery{</text:p>
            <text:p>   Height int64,</text:p>
            <text:p>   ID PublicKey</text:p>
            <text:p>}</text:p>
          </table:table-cell>
          <table:table-cell office:value-type="string" calcext:value-type="string">
            <text:p>NodeStatus{ </text:p>
            <text:p>  ExpirationProcessed</text:p>
            <text:p>  FreezeEndTime</text:p>
            <text:p>}</text:p>
          </table:table-cell>
          <table:table-cell office:value-type="string" calcext:value-type="string">
            <text:p>ExpirationProcessed is a flag specifying whether the node expiration has already been processed.</text:p>
            <text:p>If you want to check whether a node has expired, check the node descriptor directly instead of this flag.</text:p>
            <text:p>FreezeEndTime is the epoch when a frozen node can become unfrozen. After the specified epoch passes, this flag needs to be explicitly</text:p>
            <text:p>Cleared (set to zero) in order for the node to become unfrozen.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heck if needed</text:p>
          </table:table-cell>
          <table:table-cell table:number-columns-repeated="1016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2" office:value-type="string" calcext:value-type="string">
            <text:p>Staking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TotalSupply</text:p>
          </table:table-cell>
          <table:table-cell office:value-type="string" calcext:value-type="string">
            <text:p>ctx context.Context,</text:p>
            <text:p>Height int64</text:p>
          </table:table-cell>
          <table:table-cell office:value-type="string" calcext:value-type="string">
            <text:p>Quantity </text:p>
          </table:table-cell>
          <table:table-cell office:value-type="string" calcext:value-type="string">
            <text:p>TotalSupply returns the total number of tokens. At a certain height.</text:p>
          </table:table-cell>
          <table:table-cell office:value-type="string" calcext:value-type="string">
            <text:p>Yes : Response at GetTotalSupply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monPool</text:p>
          </table:table-cell>
          <table:table-cell office:value-type="string" calcext:value-type="string">
            <text:p>ctx context.Context,</text:p>
            <text:p>Height int64</text:p>
          </table:table-cell>
          <table:table-cell office:value-type="string" calcext:value-type="string">
            <text:p>Quantity </text:p>
          </table:table-cell>
          <table:table-cell office:value-type="string" calcext:value-type="string">
            <text:p>CommonPool returns the common pool balance. At a certain height.</text:p>
          </table:table-cell>
          <table:table-cell office:value-type="string" calcext:value-type="string">
            <text:p>Yes : Response at GetCommonPool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hreshold</text:p>
          </table:table-cell>
          <table:table-cell office:value-type="string" calcext:value-type="string">
            <text:p>ctx context.Context,</text:p>
            <text:p>ThresholdQuery</text:p>
          </table:table-cell>
          <table:table-cell office:value-type="string" calcext:value-type="string">
            <text:p>Quantity </text:p>
          </table:table-cell>
          <table:table-cell office:value-type="string" calcext:value-type="string">
            <text:p>Threshold returns the specific staking threshold by kind.</text:p>
          </table:table-cell>
          <table:table-cell office:value-type="string" calcext:value-type="string">
            <text:p>Yes : Response at GetThreshold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ccounts</text:p>
          </table:table-cell>
          <table:table-cell office:value-type="string" calcext:value-type="string">
            <text:p>ctx context.Context,</text:p>
            <text:p>Height int64</text:p>
          </table:table-cell>
          <table:table-cell office:value-type="string" calcext:value-type="string">
            <text:p>[]PublicKeys</text:p>
          </table:table-cell>
          <table:table-cell office:value-type="string" calcext:value-type="string">
            <text:p>Accounts returns the IDs of all accounts with a non-zero general or escrow balance.</text:p>
          </table:table-cell>
          <table:table-cell office:value-type="string" calcext:value-type="string">
            <text:p>Yes : Response at GetAccounts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AccountInfo</text:p>
          </table:table-cell>
          <table:table-cell office:value-type="string" calcext:value-type="string">
            <text:p>ctx context.Context,</text:p>
            <text:p>OwnerQuery</text:p>
          </table:table-cell>
          <table:table-cell office:value-type="string" calcext:value-type="string">
            <text:p>Account{</text:p>
            <text:p>   General GeneralAccount{</text:p>
            <text:p>     Balance quantity.Quantity</text:p>
            <text:p>     Nonce   uint64</text:p>
            <text:p>   }</text:p>
            <text:p>   Escrow EscrowAccount{</text:p>
            <text:p>      Active   SharePool</text:p>
            <text:p>      Debonding SharePool</text:p>
            <text:p>      CommissionSchedule CommissionSchedule</text:p>
            <text:p>      StakeAccumulator StakeAccumulator </text:p>
            <text:p>   }</text:p>
            <text:p>}</text:p>
          </table:table-cell>
          <table:table-cell office:value-type="string" calcext:value-type="string">
            <text:p><text:s/>AccountInfo returns the account descriptor for the given account.</text:p>
          </table:table-cell>
          <table:table-cell office:value-type="string" calcext:value-type="string">
            <text:p>Yes : Response at GetAccountInfo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elegations</text:p>
          </table:table-cell>
          <table:table-cell office:value-type="string" calcext:value-type="string">
            <text:p>ctx context.Context,</text:p>
            <text:p>OwnerQuery</text:p>
          </table:table-cell>
          <table:table-cell office:value-type="string" calcext:value-type="string">
            <text:p>Delagetions</text:p>
          </table:table-cell>
          <table:table-cell office:value-type="string" calcext:value-type="string">
            <text:p>Delegations returns the list of delegations for the given owner</text:p>
          </table:table-cell>
          <table:table-cell office:value-type="string" calcext:value-type="string">
            <text:p>Yes : Response at GetDelegations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ebondingDelegations</text:p>
          </table:table-cell>
          <table:table-cell office:value-type="string" calcext:value-type="string">
            <text:p>ctx context.Context,</text:p>
            <text:p>OwnerQuery</text:p>
          </table:table-cell>
          <table:table-cell office:value-type="string" calcext:value-type="string">
            <text:p>DebondingDelegations</text:p>
          </table:table-cell>
          <table:table-cell office:value-type="string" calcext:value-type="string">
            <text:p>DebondingDelegations returns the list of debonding delegations for the given owner (delegator).</text:p>
          </table:table-cell>
          <table:table-cell office:value-type="string" calcext:value-type="string">
            <text:p>Yes : Response at GetDebondingDelegations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StateToGenesis</text:p>
          </table:table-cell>
          <table:table-cell office:value-type="string" calcext:value-type="string">
            <text:p>ctx context.Context,</text:p>
            <text:p>Height int64</text:p>
          </table:table-cell>
          <table:table-cell office:value-type="string" calcext:value-type="string">
            <text:p>Genesis{</text:p>
            <text:p> Parameters</text:p>
            <text:p> TotalSupply</text:p>
            <text:p> CommonPool</text:p>
            <text:p> Ledger</text:p>
            <text:p> Delegations</text:p>
            <text:p> DebondingDelegations</text:p>
            <text:p>}</text:p>
          </table:table-cell>
          <table:table-cell office:value-type="string" calcext:value-type="string">
            <text:p>StateToGenesis returns the genesis state at specified block height. </text:p>
            <text:p>Parameters : ConsensusParameters → Thresholds, DebondingInterval, RewardSchedule, SigningRewardThresholdNumerator,</text:p>
            <text:p>SigningRewardThresholdDenominator, CommissionScheduleRules, Slashing, GasCosts, MinDelegationAmount, DisableTransfers,</text:p>
            <text:p>DisableDelegations, UndisableTransfersFrom, FeeSplitVote, FeeSplitPropose, RewardFactorEpochSigned, RewardFactorBlockProposed.</text:p>
          </table:table-cell>
          <table:table-cell office:value-type="string" calcext:value-type="string">
            <text:p>Yes :GetStakingStateToGenesis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2" office:value-type="string" calcext:value-type="string">
            <text:p>Node Contorller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sSynced</text:p>
          </table:table-cell>
          <table:table-cell office:value-type="string" calcext:value-type="string">
            <text:p>ctx context.Contex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sSynced checks whether the node has finished syncing.</text:p>
          </table:table-cell>
          <table:table-cell office:value-type="string" calcext:value-type="string">
            <text:p>Yes : Response at GetIsSynced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2" office:value-type="string" calcext:value-type="string">
            <text:p>Scheduler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10">
          <table:table-cell/>
          <table:table-cell office:value-type="string" calcext:value-type="string">
            <text:p>GetValidators</text:p>
          </table:table-cell>
          <table:table-cell office:value-type="string" calcext:value-type="string">
            <text:p>ctx context.Context, </text:p>
            <text:p>height int64</text:p>
          </table:table-cell>
          <table:table-cell office:value-type="string" calcext:value-type="string">
            <text:p>[]Validator</text:p>
          </table:table-cell>
          <table:table-cell office:value-type="string" calcext:value-type="string">
            <text:p>GetValidators returns the vector of consensus validators for a given epoch. </text:p>
            <text:p>Validator{ </text:p>
            <text:p>   ID : PublicKey of the validator Oasis node identifier</text:p>
            <text:p>   VotingPower int64 →  validator's consensus voting power.</text:p>
            <text:p>}</text:p>
          </table:table-cell>
          <table:table-cell office:value-type="string" calcext:value-type="string">
            <text:p>Yes Response at GetValidators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12">
          <table:table-cell/>
          <table:table-cell office:value-type="string" calcext:value-type="string">
            <text:p>GetCommittees</text:p>
          </table:table-cell>
          <table:table-cell office:value-type="string" calcext:value-type="string">
            <text:p>ctx context.Context, </text:p>
            <text:p>height int64</text:p>
          </table:table-cell>
          <table:table-cell office:value-type="string" calcext:value-type="string">
            <text:p>[] Committee</text:p>
          </table:table-cell>
          <table:table-cell office:value-type="string" calcext:value-type="string">
            <text:p>GetCommittees returns the vector of committees for a given runtime ID, at the specified block height, and optional callback</text:p>
            <text:p>for querying the beacon for a given epoch/block height.</text:p>
            <text:p/>
            <text:p>Commitee {</text:p>
            <text:p><text:span text:style-name="T1">    Kind CommitteeKind → the functionality a committee exists to provide.</text:span></text:p>
            <text:p><text:span text:style-name="T1">    Members []*CommitteeNode →  the committee members.</text:span></text:p>
            <text:p><text:span text:style-name="T1">    RuntimeID common.Namespace → the runtime ID that this committee is for.</text:span></text:p>
            <text:p><text:span text:style-name="T1">    ValidFor epochtime.EpochTime → epoch for which the committee is valid.</text:span></text:p>
            <text:p>}</text:p>
            <text:p/>
            <text:p/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StateToGenesis</text:p>
          </table:table-cell>
          <table:table-cell office:value-type="string" calcext:value-type="string">
            <text:p>ctx context.Context, </text:p>
            <text:p>height int64</text:p>
          </table:table-cell>
          <table:table-cell office:value-type="string" calcext:value-type="string">
            <text:p>Gensis</text:p>
          </table:table-cell>
          <table:table-cell office:value-type="string" calcext:value-type="string">
            <text:p>Returns the genesis state at specified block height.</text:p>
            <text:p>Gensis Struct has Consensus Parameters:</text:p>
            <text:p>      MinValidators : int → MinValidators is the minimum number of validators that MUST be present in elected validator sets.</text:p>
            <text:p>      MaxValidators :int → is the maximum number of validators that MAY be present in elected validator sets.</text:p>
            <text:p>      MaxValidatorsPerEntity : int → is the maximum number of validators that may be elected per entity in a single validator set.</text:p>
            <text:p>      DebugBypassStake : bool → is true iff the scheduler should bypass all of the staking related checks and operations.</text:p>
            <text:p>      DebugStaticValidators :bool → is true iff the scheduler should use a static validator set instead of electing anything.</text:p>
            <text:p>      RewardFactorEpochElectionAny : Quantity → is the factor for a reward distributed per epoch to entities that have any node </text:p>
            <text:p>      considered in any election.</text:p>
            <text:p/>
          </table:table-cell>
          <table:table-cell office:value-type="string" calcext:value-type="string">
            <text:p>Yes : Response at GetSchedulerStateToGenesis.json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2:22:50.869103603</meta:creation-date>
    <dc:date>2020-03-13T15:15:43.327502181</dc:date>
    <meta:editing-duration>PT35M40S</meta:editing-duration>
    <meta:editing-cycles>6</meta:editing-cycles>
    <meta:generator>LibreOffice/6.0.7.3$Linux_X86_64 LibreOffice_project/00m0$Build-3</meta:generator>
    <meta:document-statistic meta:table-count="1" meta:cell-count="164" meta:object-count="0"/>
  </office:meta>
</office:document-meta>
</file>